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000000" style:font-name="Monaco" fo:font-size="11pt" style:font-name-asian="Monaco" style:font-size-asian="11pt" style:font-name-complex="Monaco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m(518),</text:p>
      <text:p text:style-name="P1">yyy(272),</text:p>
      <text:p text:style-name="P1">hhh(48),</text:p>
      <text:p text:style-name="P1">eh(100),</text:p>
      <text:p text:style-name="P1">xxx(274),</text:p>
      <text:p text:style-name="P1">ah(143),</text:p>
      <text:p text:style-name="P1">uh(5),</text:p>
      <text:p text:style-name="P1">ay(21),</text:p>
      <text:p text:style-name="P1">huy(7),</text:p>
      <text:p text:style-name="P1">hola(7),</text:p>
      <text:p text:style-name="P1">hombre(2),</text:p>
      <text:p text:style-name="P1">uy(1),</text:p>
      <text:p text:style-name="P1">oh(3),</text:p>
      <text:p text:style-name="P1">ala(1),</text:p>
      <text:p text:style-name="P1">bueno(13),</text:p>
      <text:p text:style-name="P1">ta(1),</text:p>
      <text:p text:style-name="P1">puff(1),</text:p>
      <text:p text:style-name="P1">ca(4),</text:p>
      <text:p text:style-name="P1">vamos(1),</text:p>
      <text:p text:style-name="P1">guay(2),</text:p>
      <text:p text:style-name="P1">hi(1),</text:p>
      <text:p text:style-name="P1">mecachis(1),</text:p>
      <text:p text:style-name="P1">todo_lo_contrario(1),</text:p>
      <text:p text:style-name="P1">jo(1),</text:p>
      <text:p text:style-name="P1">hala(3),</text:p>
      <text:p text:style-name="P1">halá(1),</text:p>
      <text:p text:style-name="P1">exacto(1),</text:p>
      <text:p text:style-name="P1">ea(1),</text:p>
      <text:p text:style-name="P1">venga(1),</text:p>
      <text:p text:style-name="P2"><text:span text:style-name="T1">chao(2)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20:59:43</meta:creation-date>
    <meta:document-statistic meta:table-count="0" meta:image-count="0" meta:object-count="0" meta:page-count="1" meta:paragraph-count="30" meta:word-count="30" meta:character-count="248"/>
    <dc:date>2016-05-31T21:05:40</dc:date>
    <meta:editing-duration>PT5M57S</meta:editing-duration>
    <meta:editing-cycles>1</meta:editing-cycles>
    <meta:generator>OpenOffice.org/3.4$Unix OpenOffice.org_project/340m1$Build-9590</meta:generator>
  </office:meta>
</office:document-meta>
</file>